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0.95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47.76pt"/>
    </style:style>
    <style:style style:name="co8" style:family="table-column">
      <style:table-column-properties fo:break-before="auto" style:column-width="138.1pt"/>
    </style:style>
    <style:style style:name="co9" style:family="table-column">
      <style:table-column-properties fo:break-before="auto" style:column-width="106.41pt"/>
    </style:style>
    <style:style style:name="co10" style:family="table-column">
      <style:table-column-properties fo:break-before="auto" style:column-width="20.24pt"/>
    </style:style>
    <style:style style:name="co11" style:family="table-column">
      <style:table-column-properties fo:break-before="auto" style:column-width="52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7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Courier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 style:data-style-name="N100">
      <style:table-cell-properties style:vertical-align="middle"/>
    </style:style>
    <style:style style:name="ce46" style:family="table-cell" style:parent-style-name="Default" style:data-style-name="N100">
      <style:table-cell-properties style:vertical-align="middle"/>
      <style:text-properties style:font-name="Input Mono"/>
    </style:style>
    <style:style style:name="ce47" style:family="table-cell" style:parent-style-name="Default">
      <style:table-cell-properties style:vertical-align="middle"/>
      <style:text-properties style:font-name="Input Mono"/>
    </style:style>
    <style:style style:name="ce48" style:family="table-cell" style:parent-style-name="Default">
      <style:table-cell-properties style:vertical-align="middle"/>
      <style:text-properties style:font-name="Input Mono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 DACHU Tas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31"/>
        <table:table-column table:style-name="co3" table:visibility="collapse" table:number-columns-repeated="2" table:default-cell-style-name="ce31"/>
        <table:table-column table:style-name="co4" table:visibility="collapse" table:default-cell-style-name="ce31"/>
        <table:table-column table:style-name="co5" table:visibility="collapse" table:default-cell-style-name="ce31"/>
        <table:table-column table:style-name="co6" table:visibility="collapse" table:default-cell-style-name="ce31"/>
        <table:table-column table:style-name="co7" table:default-cell-style-name="ce31"/>
        <table:table-column table:style-name="co8" table:default-cell-style-name="ce42"/>
        <table:table-column table:style-name="co9" table:default-cell-style-name="ce31"/>
        <table:table-column table:style-name="co10" table:default-cell-style-name="ce42"/>
        <table:table-column table:style-name="co11" table:default-cell-style-name="ce47"/>
        <table:table-column table:style-name="co12" table:number-columns-repeated="1010" table:default-cell-style-name="ce4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7"/>
          <table:table-cell table:style-name="ce32" office:value-type="string" calcext:value-type="string">
            <text:p>1-2</text:p>
          </table:table-cell>
          <table:table-cell table:style-name="ce32" office:value-type="string" calcext:value-type="string">
            <text:p>3-4</text:p>
          </table:table-cell>
          <table:table-cell table:style-name="ce32" office:value-type="string" calcext:value-type="string">
            <text:p>5-6</text:p>
          </table:table-cell>
          <table:table-cell table:style-name="ce32" office:value-type="string" calcext:value-type="string">
            <text:p>7-8</text:p>
          </table:table-cell>
          <table:table-cell table:style-name="ce32" office:value-type="string" calcext:value-type="string">
            <text:p>9-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YPE</text:p>
          </table:table-cell>
          <table:table-cell table:style-name="ce43"/>
          <table:table-cell table:style-name="ce45"/>
          <table:table-cell table:style-name="ce46"/>
          <table:table-cell table:style-name="ce51"/>
          <table:table-cell table:style-name="ce45" table:number-columns-repeated="1009"/>
          <table:table-cell table:style-name="ce55" table:number-columns-repeated="2"/>
        </table:table-row>
        <table:table-row table:style-name="ro1">
          <table:table-cell table:style-name="ce2" office:value-type="string" calcext:value-type="string">
            <text:p>2017-AT-06_Brackets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 table:number-columns-repeated="3"/>
          <table:table-cell table:style-name="ce45"/>
          <table:table-cell table:number-columns-repeated="1011"/>
        </table:table-row>
        <table:table-row table:style-name="ro1">
          <table:table-cell table:style-name="ce3" office:value-type="string" calcext:value-type="string">
            <text:p>2017-AZ-02_Binary_gates</text:p>
          </table:table-cell>
          <table:table-cell table:style-name="ce28" office:value-type="float" office:value="2" calcext:value-type="float">
            <text:p>2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Open Integer</text:p>
          </table:table-cell>
          <table:table-cell table:number-columns-repeated="2"/>
          <table:table-cell table:style-name="ce48" office:value-type="string" calcext:value-type="string">
            <text:p>1-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1_Parking_lot</text:p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  <text:p>(or Open Int)</text:p>
          </table:table-cell>
          <table:table-cell table:style-name="ce44" office:value-type="string" calcext:value-type="string">
            <text:p>Надо исправить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random from RO-03a DE-01 IE-02 TR-03 in /bebras2015-problems-upload/201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2_Swapping_dogs</text:p>
          </table:table-cell>
          <table:table-cell table:style-name="ce28" office:value-type="float" office:value="4" calcext:value-type="float">
            <text:p>4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  <text:p>(or Open Int)</text:p>
          </table:table-cell>
          <table:table-cell table:style-name="ce44" office:value-type="string" calcext:value-type="string">
            <text:p>Надо исправить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random from CA-01 HU-03 SK-08 UA-04 in /bebras2015-problems-upload/20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2017-CA-05_Dance_off</text:p>
          </table:table-cell>
          <table:table-cell table:style-name="ce28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 random from SK-04 LT-05 UA-02 SP-04 in /bebras2015-problems-upload/20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2017-CA-07_Soda_shoppe</text:p>
          </table:table-cell>
          <table:table-cell table:style-name="ce28" office:value-type="float" office:value="6" calcext:value-type="float">
            <text:p>6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9" office:value-type="string" calcext:value-type="string">
            <text:p>Constructive:</text:p>
            <text:p>Drag-drop</text:p>
            <text:p>(or: Open int)</text:p>
          </table:table-cell>
          <table:table-cell office:value-type="string" calcext:value-type="string">
            <text:p>Делаем как open int</text:p>
          </table:table-cell>
          <table:table-cell/>
          <table:table-cell table:style-name="ce48" office:value-type="string" calcext:value-type="string">
            <text:p>3-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7-CA-12-Gathering</text:p>
          </table:table-cell>
          <table:table-cell table:style-name="ce28" office:value-type="float" office:value="7" calcext:value-type="float">
            <text:p>7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  <text:p>(or Open Int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1 RO-03a HU-03 SK-08 TR-03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A-14_Message_service</text:p>
          </table:table-cell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AZ-02 CA-02 CA-14 DE-02 LT-05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1b_Exit_the_maze</text:p>
          </table:table-cell>
          <table:table-cell table:style-name="ce28" office:value-type="float" office:value="9" calcext:value-type="float">
            <text:p>9</text:p>
          </table:table-cell>
          <table:table-cell table:style-name="ce33" table:number-columns-repeated="4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40" office:value-type="string" calcext:value-type="string">
            <text:p>Как задача о выходе</text:p>
            <text:p>Со стрелочками</text:p>
          </table:table-cell>
          <table:table-cell office:value-type="string" calcext:value-type="string">
            <text:p>Можно сделать</text:p>
            <text:p>Что нажатие меняет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8b RU-03 SK-02 SK-04 UA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3_Pizzeria_Biberia</text:p>
          </table:table-cell>
          <table:table-cell table:style-name="ce28" office:value-type="float" office:value="10" calcext:value-type="float">
            <text:p>1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</table:table-cell>
          <table:table-cell table:number-columns-repeated="2"/>
          <table:table-cell table:style-name="ce48" office:value-type="string" calcext:value-type="string">
            <text:p>5-6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4_Love_letter</text:p>
          </table:table-cell>
          <table:table-cell table:style-name="ce28" office:value-type="float" office:value="11" calcext:value-type="float">
            <text:p>11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40" office:value-type="string" calcext:value-type="string">
            <text:p>Open Text</text:p>
            <text:p>(plus interactive wheel)</text:p>
          </table:table-cell>
          <table:table-cell office:value-type="string" calcext:value-type="string">
            <text:p>Можно без колеса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Z-02 CA-01 CA-02 CA-14 DE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7b_Tunnels_of_homestead_dam</text:p>
          </table:table-cell>
          <table:table-cell table:style-name="ce28" office:value-type="float" office:value="12" calcext:value-type="float">
            <text:p>12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9" office:value-type="string" calcext:value-type="string">
            <text:p>Open Integ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A-05 CH-08b HR-02 RU-03 SK-04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8b_One-armed_beaver</text:p>
          </table:table-cell>
          <table:table-cell table:style-name="ce28" office:value-type="float" office:value="13" calcext:value-type="float">
            <text:p>13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40" office:value-type="string" calcext:value-type="string">
            <text:p>Элемент при нажатии</text:p>
            <text:p>Перемещается</text:p>
          </table:table-cell>
          <table:table-cell office:value-type="string" calcext:value-type="string">
            <text:p>Круто, если будет</text:p>
            <text:p>Лететь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SI-02 RU-04 JP-02 DE-06a AT-06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CZ-04c_Arabot's_walks</text:p>
          </table:table-cell>
          <table:table-cell table:style-name="ce28" office:value-type="float" office:value="14" calcext:value-type="float">
            <text:p>14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office:value-type="string" calcext:value-type="string">
            <text:p>Можно сделать,</text:p>
            <text:p>Что нажатие меняет</text:p>
          </table:table-cell>
          <table:table-cell/>
          <table:table-cell table:style-name="ce48" office:value-type="string" calcext:value-type="string">
            <text:p>7-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2_Give_me_a_smile</text:p>
          </table:table-cell>
          <table:table-cell table:style-name="ce28" office:value-type="float" office:value="15" calcext:value-type="float">
            <text:p>15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 Imag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T-06 CA-02 HR-02 IT-06 RO-03a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DE-03_Intrusion!</text:p>
          </table:table-cell>
          <table:table-cell table:style-name="ce28" office:value-type="float" office:value="16" calcext:value-type="float">
            <text:p>1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  <text:p>(or: programmed input field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3 CH-04 DE-06a HU-04 JP-02 in /bebras2015-problems-upload/201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6a_Honomakato_MC</text:p>
          </table:table-cell>
          <table:table-cell table:style-name="ce28" office:value-type="float" office:value="17" calcext:value-type="float">
            <text:p>17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МС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DE-03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017-DE-09_Biking_is_fun</text:p>
          </table:table-cell>
          <table:table-cell table:style-name="ce28" office:value-type="float" office:value="18" calcext:value-type="float">
            <text:p>18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 Images</text:p>
          </table:table-cell>
          <table:table-cell table:number-columns-repeated="2"/>
          <table:table-cell table:style-name="ce48" office:value-type="string" calcext:value-type="string">
            <text:p>9-1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2017-HR-02_What_is_your_ninja_name?</text:p>
          </table:table-cell>
          <table:table-cell table:style-name="ce28" office:value-type="float" office:value="19" calcext:value-type="float">
            <text:p>19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H-04 DE-06a HU-04 JP-02 SI-02 in /bebras2015-problems-upload/20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017-HU-04-Rainfall_Distribution</text:p>
          </table:table-cell>
          <table:table-cell table:style-name="ce28" office:value-type="float" office:value="20" calcext:value-type="float">
            <text:p>2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1b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017-HU-11_News_Editing</text:p>
          </table:table-cell>
          <table:table-cell table:style-name="ce28" office:value-type="float" office:value="21" calcext:value-type="float">
            <text:p>21</text:p>
          </table:table-cell>
          <table:table-cell table:style-name="ce33" table:number-columns-repeated="3"/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7b CZ-04c DE-09 PL-02 RU-01 in /bebras2015-problems-upload/2017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7-IR-06_Bebragram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2017-IT-06_Skyscrapers art</text:p>
          </table:table-cell>
          <table:table-cell table:style-name="ce28" office:value-type="float" office:value="23" calcext:value-type="float">
            <text:p>23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41" office:value-type="string" calcext:value-type="string">
            <text:p>Умный текст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7 CH-01b IR-06 IT-06 SI-06 in /bebras2015-problems-upload/2017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2017-JP-02_Stick_and_shield</text:p>
          </table:table-cell>
          <table:table-cell table:style-name="ce28" office:value-type="float" office:value="24" calcext:value-type="float">
            <text:p>24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41" office:value-type="string" calcext:value-type="string">
            <text:p>Ddlib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7b CZ-04c DE-09 PL-02 RS-02 in /bebras2015-problems-upload/2017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2017-KR-07_Icon_image_compression</text:p>
          </table:table-cell>
          <table:table-cell table:style-name="ce28" office:value-type="float" office:value="25" calcext:value-type="float">
            <text:p>25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A-12 KR-07 NL-05 RU-02 RU-05 in /bebras2015-problems-upload/2017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2017-NL-05 Shortest_distance</text:p>
          </table:table-cell>
          <table:table-cell table:style-name="ce28" office:value-type="float" office:value="26" calcext:value-type="float">
            <text:p>26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2017-PL-02_Levenshtein_distance</text:p>
          </table:table-cell>
          <table:table-cell table:style-name="ce28" office:value-type="float" office:value="27" calcext:value-type="float">
            <text:p>27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2017-RO-03a Bird House_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2017-RS-02-Balls</text:p>
          </table:table-cell>
          <table:table-cell table:style-name="ce28" office:value-type="float" office:value="29" calcext:value-type="float">
            <text:p>29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number-columns-repeated="2"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1_Downloads_list</text:p>
          </table:table-cell>
          <table:table-cell table:style-name="ce28" office:value-type="float" office:value="30" calcext:value-type="float">
            <text:p>30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3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2_Digits_recognition</text:p>
          </table:table-cell>
          <table:table-cell table:style-name="ce28" office:value-type="float" office:value="31" calcext:value-type="float">
            <text:p>31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3-Dancing_man</text:p>
          </table:table-cell>
          <table:table-cell table:style-name="ce28" office:value-type="float" office:value="32" calcext:value-type="float">
            <text:p>32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40" office:value-type="string" calcext:value-type="string">
            <text:p>Переупорядочить</text:p>
            <text:p>Элементы</text:p>
          </table:table-cell>
          <table:table-cell office:value-type="string" calcext:value-type="string">
            <text:p>Попробовать ddlib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2017-RU-04_Grandmothers_jam</text:p>
          </table:table-cell>
          <table:table-cell table:style-name="ce28" office:value-type="float" office:value="33" calcext:value-type="float">
            <text:p>33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 table:number-columns-repeated="3"/>
          <table:table-cell table:style-name="ce40" office:value-type="string" calcext:value-type="string">
            <text:p>Как со стрелочками,</text:p>
            <text:p>Но разной ширины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2017-RU-05_Breaking_the_cipher</text:p>
          </table:table-cell>
          <table:table-cell table:style-name="ce28" office:value-type="float" office:value="34" calcext:value-type="float">
            <text:p>34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2017-SI-02_Roundabout_City</text:p>
          </table:table-cell>
          <table:table-cell table:style-name="ce28" office:value-type="float" office:value="35" calcext:value-type="float">
            <text:p>35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/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 (better</text:p>
            <text:p>Constructive:</text:p>
            <text:p>Point-Click)</text:p>
          </table:table-cell>
          <table:table-cell office:value-type="string" calcext:value-type="string">
            <text:p>Надо исправить MC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2017-SI-06_One_one_too_many</text:p>
          </table:table-cell>
          <table:table-cell table:style-name="ce28" office:value-type="float" office:value="36" calcext:value-type="float">
            <text:p>3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2017-SK-02_Erase_walls</text:p>
          </table:table-cell>
          <table:table-cell table:style-name="ce28" office:value-type="float" office:value="37" calcext:value-type="float">
            <text:p>37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4_Five_sticks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DE-01 Lol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IE-02 WheelOfChance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HU-03 Sudoku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8 Worm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LT-05 Patchwork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TR 03 Bebras Market</text:p>
          </table:table-cell>
          <table:table-cell table:style-name="ce28"/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UA-02 The Way Home</text:p>
          </table:table-cell>
          <table:table-cell table:style-name="ce28"/>
          <table:table-cell table:number-columns-repeated="2"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UA-04 Treasure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3" table:number-columns-repeated="5"/>
          <table:table-cell table:style-name="ce40" office:value-type="string" calcext:value-type="string">
            <text:p>Ddlib + считать сумму</text:p>
          </table:table-cell>
          <table:table-cell table:number-columns-repeated="2"/>
          <table:table-cell table:style-name="ce49"/>
          <table:table-cell table:style-name="ce52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P-04 What time is it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50"/>
          <table:table-cell table:style-name="ce53"/>
          <table:table-cell table:style-name="ce54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RU-06</text:p>
          </table:table-cell>
          <table:table-cell table:style-name="ce28"/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style-name="ce40" office:value-type="string" calcext:value-type="string">
            <text:p>Щелчки по таблице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9"/>
          <table:table-cell table:style-name="ce24" table:number-columns-repeated="4"/>
          <table:table-cell table:style-name="ce37" table:number-columns-repeated="3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25"/>
          <table:table-cell table:number-columns-repeated="2"/>
          <table:table-cell table:style-name="ce3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30" table:number-columns-repeated="5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7 DACHU Tasks'.A3:'2017 DACHU Tasks'.A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 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8:'2017 DACHU Tasks'.A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0:'2017 DACHU Tasks'.A20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1:'2017 DACHU Tasks'.A21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2:'2017 DACHU Tasks'.A2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3:'2017 DACHU Tasks'.A2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4:'2017 DACHU Tasks'.A2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5:'2017 DACHU Tasks'.A25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6:'2017 DACHU Tasks'.A2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7:'2017 DACHU Tasks'.A2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8:'2017 DACHU Tasks'.A2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9:'2017 DACHU Tasks'.A2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:'2017 DACHU Tasks'.A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48:'2017 DACHU Tasks'.L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M48:'2017 DACHU Tasks'.M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N48:'2017 DACHU Tasks'.N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/>
      <number:text>-</number:text>
      <number:month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de" number:country="DE">
      <loext:text> </loext:text>
      <loext:fill-character> </loext:fill-character>
      <number:text>-    </number:text>
    </number:number-style>
    <number:text-style style:name="N10141" number:language="de" number:country="DE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2" style:volatile="true" number:language="de" number:country="DE">
      <loext:text> </loext:text>
      <loext:fill-character> </loext:fill-character>
      <number:text>- €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4" number:language="de" number:country="DE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6:45:47.9092677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avoriten" style:display-name="PageStyle_Favori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TasksBrescia" style:display-name="PageStyle_BestTasksBres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sedaten" style:display-name="PageStyle_Reise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ü" style:display-name="PageStyle_Men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fügbarkeit" style:display-name="PageStyle_Verfügbarke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" style:display-name="PageStyle_All 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_20_Schwierigkeiten" style:display-name="PageStyle_All Tasks Schwierigkei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11-09T16:29:20.339600411</dc:date>
    <meta:editing-cycles>92</meta:editing-cycles>
    <meta:editing-duration>P2DT6H55M12S</meta:editing-duration>
    <meta:generator>LibreOffice/5.2.7.2$Linux_X86_64 LibreOffice_project/20$Build-2</meta:generator>
    <dc:description>confidential</dc:description>
    <dc:title>2017 DACHU Tasks</dc:title>
    <meta:print-date>2017-06-30T06:51:24.600394000</meta:print-date>
    <dc:creator>Ilya Posov</dc:creator>
    <meta:document-statistic meta:table-count="1" meta:cell-count="279" meta:object-count="0"/>
  </office:meta>
</office:document-meta>
</file>